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4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99pt dotted #000000" style:vertical-align="top"/>
      <style:paragraph-properties fo:text-align="start"/>
      <style:text-properties fo:font-size="32pt" style:font-size-asian="32pt" style:font-size-complex="32pt"/>
    </style:style>
    <style:style style:name="ce4" style:family="table-cell" style:parent-style-name="Default">
      <style:table-cell-properties style:text-align-source="fix" style:repeat-content="false" fo:wrap-option="wrap" fo:border="0.99pt dotted #000000" style:vertical-align="top"/>
      <style:paragraph-properties fo:text-align="start"/>
      <style:text-properties fo:font-size="28pt" style:font-size-asian="28pt" style:font-size-complex="28pt"/>
    </style:style>
    <style:style style:name="ce2" style:family="table-cell" style:parent-style-name="Default">
      <style:table-cell-properties style:text-align-source="fix" style:repeat-content="false" fo:wrap-option="wrap" fo:border="0.99pt dotted #000000" style:vertical-align="top"/>
      <style:paragraph-properties fo:text-align="start"/>
      <style:text-properties fo:font-size="26pt" style:font-size-asian="26pt" style:font-size-complex="2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😽 親親的貓臉 ㄑㄧㄋ ㄑㄧㄋ ㄉㄜ˙ ㄇㄠ ㄌㄧㄢˇ </text:p>
          </table:table-cell>
          <table:table-cell table:style-name="ce4" office:value-type="string" calcext:value-type="string">
            <text:p>👲 戴瓜皮帽的人 ㄉㄞˋ ㄍㄨㄚ ㄆㄧˊ ㄇㄠˋ ㄉㄜ˙ ㄖㄣˊ </text:p>
          </table:table-cell>
        </table:table-row>
        <table:table-row table:style-name="ro1">
          <table:table-cell office:value-type="string" calcext:value-type="string">
            <text:p>🙀 累的貓臉 ㄌㄟˋ ㄉㄜ˙ ㄇㄠ ㄌㄧㄢˇ </text:p>
          </table:table-cell>
          <table:table-cell office:value-type="string" calcext:value-type="string">
            <text:p>🧕 包頭巾的女子 ㄅㄠ ㄊㄡˊ ㄐㄧㄋ ㄉㄜ˙ ㄋㄩˇㄗˇ </text:p>
          </table:table-cell>
        </table:table-row>
        <table:table-row table:style-name="ro1">
          <table:table-cell office:value-type="string" calcext:value-type="string">
            <text:p>😿 哭的貓臉 ㄎㄨ ㄉㄜ˙ ㄇㄠ ㄌㄧㄢˇ </text:p>
          </table:table-cell>
          <table:table-cell office:value-type="string" calcext:value-type="string">
            <text:p>🧔 蓄鬍的人 ㄒㄩˋ ㄏㄨˊ ㄉㄜ˙ ㄖㄣˊ </text:p>
          </table:table-cell>
        </table:table-row>
        <table:table-row table:style-name="ro1">
          <table:table-cell office:value-type="string" calcext:value-type="string">
            <text:p>😾 生氣的貓臉 ㄕㄥㄑㄧˋ ㄉㄜ˙ ㄇㄠ ㄌㄧㄢˇ </text:p>
          </table:table-cell>
          <table:table-cell office:value-type="string" calcext:value-type="string">
            <text:p>👱 金髮人 ㄐㄧㄋㄈㄚˇ ㄖㄣˊ </text:p>
          </table:table-cell>
        </table:table-row>
        <table:table-row table:style-name="ro1">
          <table:table-cell office:value-type="string" calcext:value-type="string">
            <text:p>🙈 非禮勿視 ㄈㄟ ㄌㄧˇ ㄨˋ ㄕˋ </text:p>
          </table:table-cell>
          <table:table-cell office:value-type="string" calcext:value-type="string">
            <text:p>🤵 燕尾服 ㄧㄢˋ ㄨㄟˇ ㄈㄨˊ </text:p>
          </table:table-cell>
        </table:table-row>
        <table:table-row table:style-name="ro1">
          <table:table-cell office:value-type="string" calcext:value-type="string">
            <text:p>🙉 非禮勿聽 ㄈㄟ ㄌㄧˇ ㄨˋ ㄊㄧㄥ</text:p>
          </table:table-cell>
          <table:table-cell office:value-type="string" calcext:value-type="string">
            <text:p>👰 新娘 ㄒㄧㄋㄋㄧㄤˊ </text:p>
          </table:table-cell>
        </table:table-row>
        <table:table-row table:style-name="ro1">
          <table:table-cell office:value-type="string" calcext:value-type="string">
            <text:p>🙊 非禮勿言 ㄈㄟ ㄌㄧˇ ㄨˋ ㄧㄢˊ </text:p>
          </table:table-cell>
          <table:table-cell office:value-type="string" calcext:value-type="string">
            <text:p>🤰 孕婦 ㄩㄋˋㄈㄨˋ </text:p>
          </table:table-cell>
        </table:table-row>
        <table:table-row table:style-name="ro1">
          <table:table-cell office:value-type="string" calcext:value-type="string">
            <text:p>👶 小寶寶 ㄒㄧㄠˇ ㄅㄠˇㄅㄠˇ </text:p>
          </table:table-cell>
          <table:table-cell office:value-type="string" calcext:value-type="string">
            <text:p>🤱 哺乳 ㄅㄨˇㄖㄨˇ </text:p>
          </table:table-cell>
        </table:table-row>
        <table:table-row table:style-name="ro1">
          <table:table-cell office:value-type="string" calcext:value-type="string">
            <text:p>🧒 小孩 ㄒㄧㄠˇㄏㄞˊ </text:p>
          </table:table-cell>
          <table:table-cell office:value-type="string" calcext:value-type="string">
            <text:p>👼 天使 ㄊㄧㄢㄕˇ </text:p>
          </table:table-cell>
        </table:table-row>
        <table:table-row table:style-name="ro1">
          <table:table-cell office:value-type="string" calcext:value-type="string">
            <text:p>👦 男孩 ㄋㄢˊㄏㄞˊ </text:p>
          </table:table-cell>
          <table:table-cell office:value-type="string" calcext:value-type="string">
            <text:p>🎅 聖誕老人 ㄕㄥˋㄉㄢˋㄌㄠˇㄖㄣˊ </text:p>
          </table:table-cell>
        </table:table-row>
        <table:table-row table:style-name="ro1">
          <table:table-cell office:value-type="string" calcext:value-type="string">
            <text:p>👧 女孩 ㄋㄩˇㄏㄞˊ </text:p>
          </table:table-cell>
          <table:table-cell office:value-type="string" calcext:value-type="string">
            <text:p>🤶 聖誕老奶奶 ㄕㄥˋㄉㄢˋㄌㄠˇㄖㄣˊ ㄋㄞˇㄋㄞ˙ </text:p>
          </table:table-cell>
        </table:table-row>
        <table:table-row table:style-name="ro1">
          <table:table-cell office:value-type="string" calcext:value-type="string">
            <text:p>🧑 大人 ㄉㄚˋㄖㄣ˙ </text:p>
          </table:table-cell>
          <table:table-cell office:value-type="string" calcext:value-type="string">
            <text:p>🧙 魔術師 ㄇㄛˊㄕㄨˋㄕ </text:p>
          </table:table-cell>
        </table:table-row>
        <table:table-row table:style-name="ro1">
          <table:table-cell office:value-type="string" calcext:value-type="string">
            <text:p>👨 男人 ㄋㄢˊㄖㄣˊ </text:p>
          </table:table-cell>
          <table:table-cell office:value-type="string" calcext:value-type="string">
            <text:p>🧚 仙女 ㄒㄧㄢㄋㄩˇ</text:p>
          </table:table-cell>
        </table:table-row>
        <table:table-row table:style-name="ro1">
          <table:table-cell office:value-type="string" calcext:value-type="string">
            <text:p>👩 女人 ㄋㄩˇㄖㄣˊ </text:p>
          </table:table-cell>
          <table:table-cell office:value-type="string" calcext:value-type="string">
            <text:p>🧛 吸血鬼 ㄒㄧ ㄒㄧㄝˇ ㄍㄨㄟˇ </text:p>
          </table:table-cell>
        </table:table-row>
        <table:table-row table:style-name="ro1">
          <table:table-cell office:value-type="string" calcext:value-type="string">
            <text:p>🧓 長者 ㄓㄤˇ ㄓㄜˇ </text:p>
          </table:table-cell>
          <table:table-cell office:value-type="string" calcext:value-type="string">
            <text:p>🧜 人魚 ㄖㄣˊ ㄩˊ </text:p>
          </table:table-cell>
        </table:table-row>
        <table:table-row table:style-name="ro1">
          <table:table-cell office:value-type="string" calcext:value-type="string">
            <text:p>👴 老爺爺 ㄌㄠˇㄧㄜˊㄧㄜ˙ </text:p>
          </table:table-cell>
          <table:table-cell office:value-type="string" calcext:value-type="string">
            <text:p>🧝 小精靈 ㄒㄧㄠˇㄐㄧㄥㄌㄧㄥˊ </text:p>
          </table:table-cell>
        </table:table-row>
        <table:table-row table:style-name="ro1">
          <table:table-cell office:value-type="string" calcext:value-type="string">
            <text:p>👵 老奶奶 ㄌㄠˇㄋㄞˇㄋㄞ˙ </text:p>
          </table:table-cell>
          <table:table-cell office:value-type="string" calcext:value-type="string">
            <text:p>🧞 精靈 ㄐㄧㄥ ㄌㄧㄥˊ </text:p>
          </table:table-cell>
        </table:table-row>
        <table:table-row table:style-name="ro1">
          <table:table-cell office:value-type="string" calcext:value-type="string">
            <text:p>👨‍🎓 男畢業生 ㄋㄢˊ ㄅㄧˋㄧㄜˋㄕㄥ </text:p>
          </table:table-cell>
          <table:table-cell office:value-type="string" calcext:value-type="string">
            <text:p>🧟 殭屍 ㄐㄧㄤ ㄕ </text:p>
          </table:table-cell>
        </table:table-row>
        <table:table-row table:style-name="ro1">
          <table:table-cell office:value-type="string" calcext:value-type="string">
            <text:p>👩‍🎓 女畢業生 ㄋㄩˇ ㄅㄧˋㄧㄜˋㄕㄥ </text:p>
          </table:table-cell>
          <table:table-cell office:value-type="string" calcext:value-type="string">
            <text:p>🙍 皺眉 ㄓㄡˋㄇㄟˊㄊㄡˊ </text:p>
          </table:table-cell>
        </table:table-row>
        <table:table-row table:style-name="ro1">
          <table:table-cell office:value-type="string" calcext:value-type="string">
            <text:p>👨‍🏫 男老師 ㄋㄢˊ ㄌㄠˇㄕ </text:p>
          </table:table-cell>
          <table:table-cell table:style-name="ce2" office:value-type="string" calcext:value-type="string">
            <text:p>🙎 生氣的人 ㄕㄥㄑㄧˋ ㄉㄜ˙ ㄖㄣˊ </text:p>
          </table:table-cell>
        </table:table-row>
        <table:table-row table:style-name="ro1">
          <table:table-cell office:value-type="string" calcext:value-type="string">
            <text:p>👩‍🏫 女老師 ㄋㄩˇ ㄌㄠˇㄕ </text:p>
          </table:table-cell>
          <table:table-cell office:value-type="string" calcext:value-type="string">
            <text:p>🙅 不行 ㄅㄨˋㄒㄧㄥˊ </text:p>
          </table:table-cell>
        </table:table-row>
        <table:table-row table:style-name="ro1">
          <table:table-cell office:value-type="string" calcext:value-type="string">
            <text:p>👨‍🌾 農夫 ㄋㄨㄥˊㄈㄨ </text:p>
          </table:table-cell>
          <table:table-cell office:value-type="string" calcext:value-type="string">
            <text:p>🙆 可以 ㄎㄜˇㄧˇ </text:p>
          </table:table-cell>
        </table:table-row>
        <table:table-row table:style-name="ro1">
          <table:table-cell office:value-type="string" calcext:value-type="string">
            <text:p>👩‍🌾 農婦 ㄋㄨㄥˊ ㄈㄨˋ </text:p>
          </table:table-cell>
          <table:table-cell office:value-type="string" calcext:value-type="string">
            <text:p>💁 服務台人員 ㄈㄨˊㄨˋ ㄊㄞˊ ㄖㄣˊㄩㄢˊ </text:p>
          </table:table-cell>
        </table:table-row>
        <table:table-row table:style-name="ro1">
          <table:table-cell office:value-type="string" calcext:value-type="string">
            <text:p>👨‍🍳 男廚師 ㄋㄢˊ ㄔㄨˊㄕ </text:p>
          </table:table-cell>
          <table:table-cell office:value-type="string" calcext:value-type="string">
            <text:p>🙋 嗨 ㄏㄞ </text:p>
          </table:table-cell>
        </table:table-row>
        <table:table-row table:style-name="ro1">
          <table:table-cell office:value-type="string" calcext:value-type="string">
            <text:p>👩‍🍳 女廚師 ㄋㄩˇ ㄔㄨˊㄕ </text:p>
          </table:table-cell>
          <table:table-cell office:value-type="string" calcext:value-type="string">
            <text:p>🙇 鞠躬 ㄐㄩㄍㄨㄥ </text:p>
          </table:table-cell>
        </table:table-row>
        <table:table-row table:style-name="ro1">
          <table:table-cell office:value-type="string" calcext:value-type="string">
            <text:p>👨‍🔧 男技工 ㄋㄢˊ ㄐㄧˋㄍㄨㄥ </text:p>
          </table:table-cell>
          <table:table-cell office:value-type="string" calcext:value-type="string">
            <text:p>🤦 哦不 ㄛˊ ㄅㄨˋ </text:p>
          </table:table-cell>
        </table:table-row>
        <table:table-row table:style-name="ro1">
          <table:table-cell office:value-type="string" calcext:value-type="string">
            <text:p>👩‍🔧 女技工 ㄋㄩˇ ㄐㄧˋㄍㄨㄥ </text:p>
          </table:table-cell>
          <table:table-cell office:value-type="string" calcext:value-type="string">
            <text:p>🤷 聳肩 ㄙㄨㄥˇㄐㄧㄢ </text:p>
          </table:table-cell>
        </table:table-row>
        <table:table-row table:style-name="ro1">
          <table:table-cell table:style-name="ce4" office:value-type="string" calcext:value-type="string">
            <text:p>👨‍🏭 工廠男作業員 ㄍㄨㄥㄔㄤˇ ㄋㄢˊ ㄗㄨㄛˋㄧㄜˋ ㄩㄢˊ </text:p>
          </table:table-cell>
          <table:table-cell office:value-type="string" calcext:value-type="string">
            <text:p>💆 按摩 ㄢˋㄇㄛˊ </text:p>
          </table:table-cell>
        </table:table-row>
        <table:table-row table:style-name="ro1">
          <table:table-cell table:style-name="ce4" office:value-type="string" calcext:value-type="string">
            <text:p>👩‍🏭 工廠女作業員 ㄍㄨㄥㄔㄤˇ ㄋㄩˇ ㄗㄨㄛˋㄧㄜˋ ㄩㄢˊ </text:p>
          </table:table-cell>
          <table:table-cell office:value-type="string" calcext:value-type="string">
            <text:p>💇 理髮 ㄌㄧˇㄈㄚˇㄕ </text:p>
          </table:table-cell>
        </table:table-row>
        <table:table-row table:style-name="ro1">
          <table:table-cell office:value-type="string" calcext:value-type="string">
            <text:p>👨‍💼 男性上班族 ㄋㄢˊㄒㄧㄥˋ ㄕㄤˋㄅㄢ ㄗㄨˊ </text:p>
          </table:table-cell>
          <table:table-cell office:value-type="string" calcext:value-type="string">
            <text:p>🚶 行人 ㄒㄧㄥˊㄖㄣˊ </text:p>
          </table:table-cell>
        </table:table-row>
        <table:table-row table:style-name="ro1">
          <table:table-cell office:value-type="string" calcext:value-type="string">
            <text:p>👩‍💼 女性上班族 ㄋㄩˇㄒㄧㄥˋ ㄕㄤˋㄅㄢ ㄗㄨˊ </text:p>
          </table:table-cell>
          <table:table-cell office:value-type="string" calcext:value-type="string">
            <text:p>🏃 跑者 ㄆㄠˇ ㄓㄜˇ </text:p>
          </table:table-cell>
        </table:table-row>
        <table:table-row table:style-name="ro1">
          <table:table-cell office:value-type="string" calcext:value-type="string">
            <text:p>👨‍🔬 男科學家 ㄋㄢˊ ㄎㄜㄒㄩㄝˊㄐㄧㄚ </text:p>
          </table:table-cell>
          <table:table-cell office:value-type="string" calcext:value-type="string">
            <text:p>💃 舞者 ㄨˇ ㄓㄜˇ </text:p>
          </table:table-cell>
        </table:table-row>
        <table:table-row table:style-name="ro1">
          <table:table-cell office:value-type="string" calcext:value-type="string">
            <text:p>👩‍🔬 女科學家 ㄋㄩˇ ㄎㄜㄒㄩㄝˊㄐㄧㄚ </text:p>
          </table:table-cell>
          <table:table-cell office:value-type="string" calcext:value-type="string">
            <text:p>🕺 男人跳著舞 ㄋㄢˊㄖㄣˊ ㄊㄧㄠˋ ㄓㄜ˙ ㄨˇ </text:p>
          </table:table-cell>
        </table:table-row>
        <table:table-row table:style-name="ro1">
          <table:table-cell office:value-type="string" calcext:value-type="string">
            <text:p>👨‍💻 男工程師 ㄋㄢˊ ㄍㄨㄥㄔㄥˊㄕ </text:p>
          </table:table-cell>
          <table:table-cell office:value-type="string" calcext:value-type="string">
            <text:p>👯 兔女郎 ㄊㄨˋ ㄋㄩˇ ㄌㄤˊ </text:p>
          </table:table-cell>
        </table:table-row>
        <table:table-row table:style-name="ro1">
          <table:table-cell office:value-type="string" calcext:value-type="string">
            <text:p>👩‍💻 女工程師 ㄋㄩˇ ㄍㄨㄥㄔㄥˊㄕ </text:p>
          </table:table-cell>
          <table:table-cell table:style-name="ce4" office:value-type="string" calcext:value-type="string">
            <text:p>🧖 做蒸氣浴的人 ㄗㄨㄛˋ ㄓㄥ ㄑㄧˋ ㄩˋ ㄉㄜ˙ ㄖㄣˊ </text:p>
          </table:table-cell>
        </table:table-row>
        <table:table-row table:style-name="ro1">
          <table:table-cell office:value-type="string" calcext:value-type="string">
            <text:p>👨‍🎤 男歌手 ㄋㄢˊ ㄍㄜㄕㄡˇ </text:p>
          </table:table-cell>
          <table:table-cell office:value-type="string" calcext:value-type="string">
            <text:p>🧗 攀岩的人 ㄆㄢ ㄧㄢˊ ㄉㄜ˙ ㄖㄣˊ</text:p>
          </table:table-cell>
        </table:table-row>
        <table:table-row table:style-name="ro1">
          <table:table-cell office:value-type="string" calcext:value-type="string">
            <text:p>👩‍🎤 女歌手 ㄋㄩˇ ㄍㄜㄕㄡˇ </text:p>
          </table:table-cell>
          <table:table-cell office:value-type="string" calcext:value-type="string">
            <text:p>🧘 盤坐 ㄆㄢˊ ㄗㄨㄛˋ </text:p>
          </table:table-cell>
        </table:table-row>
        <table:table-row table:style-name="ro1">
          <table:table-cell office:value-type="string" calcext:value-type="string">
            <text:p>👨‍🎨 男藝術家 ㄋㄢˊ ㄧˋㄕㄨˋㄐㄧㄚ </text:p>
          </table:table-cell>
          <table:table-cell office:value-type="string" calcext:value-type="string">
            <text:p>🛀 盆浴 ㄆㄣˊ ㄩˋ </text:p>
          </table:table-cell>
        </table:table-row>
        <table:table-row table:style-name="ro1">
          <table:table-cell office:value-type="string" calcext:value-type="string">
            <text:p>👩‍🎨 女藝術家 ㄋㄩˇ ㄧˋㄕㄨˋㄐㄧㄚ </text:p>
          </table:table-cell>
          <table:table-cell office:value-type="string" calcext:value-type="string">
            <text:p>🛌 睡覺 ㄕㄨㄟˋㄐㄧㄠˋ </text:p>
          </table:table-cell>
        </table:table-row>
        <table:table-row table:style-name="ro1">
          <table:table-cell office:value-type="string" calcext:value-type="string">
            <text:p>👨‍🚀 男太空人 ㄋㄢˊ ㄊㄞˋㄎㄨㄥ ㄖㄣˊ </text:p>
          </table:table-cell>
          <table:table-cell office:value-type="string" calcext:value-type="string">
            <text:p>🕴 穿西裝的人 ㄔㄨㄢ ㄒㄧㄓㄨㄤ ㄉㄜ˙ ㄖㄣˊ </text:p>
          </table:table-cell>
        </table:table-row>
        <table:table-row table:style-name="ro1">
          <table:table-cell office:value-type="string" calcext:value-type="string">
            <text:p>👩‍🚀 女太空人 ㄋㄩˇ ㄊㄞˋㄎㄨㄥ ㄖㄣˊ </text:p>
          </table:table-cell>
          <table:table-cell office:value-type="string" calcext:value-type="string">
            <text:p>🗣 說話的人影 ㄕㄨㄛ ㄏㄨㄚˋ ㄉㄜ˙ ㄖㄣˊ ㄧㄥˇ </text:p>
          </table:table-cell>
        </table:table-row>
        <table:table-row table:style-name="ro1">
          <table:table-cell office:value-type="string" calcext:value-type="string">
            <text:p>👨‍🚒 男消防員 ㄋㄢˊ ㄒㄧㄠㄈㄤˊ ㄩㄢˊ </text:p>
          </table:table-cell>
          <table:table-cell office:value-type="string" calcext:value-type="string">
            <text:p>👤 肖像剪影 ㄒㄧㄠˋㄒㄧㄤˋ ㄐㄧㄢˇ ㄧㄥˇ </text:p>
          </table:table-cell>
        </table:table-row>
        <table:table-row table:style-name="ro1">
          <table:table-cell office:value-type="string" calcext:value-type="string">
            <text:p>👩‍🚒 女消防員 ㄋㄩˇ ㄒㄧㄠㄈㄤˊ ㄩㄢˊ </text:p>
          </table:table-cell>
          <table:table-cell table:style-name="ce2" office:value-type="string" calcext:value-type="string">
            <text:p>👥 雙人肖像剪影 ㄕㄨㄤㄖㄣˊㄈㄤˊ ㄒㄧㄠˋㄒㄧㄤˋ ㄐㄧㄢˇ ㄧㄥˇ </text:p>
          </table:table-cell>
        </table:table-row>
        <table:table-row table:style-name="ro1">
          <table:table-cell office:value-type="string" calcext:value-type="string">
            <text:p>👮 警察 ㄐㄧㄥˇㄔㄚˊ </text:p>
          </table:table-cell>
          <table:table-cell office:value-type="string" calcext:value-type="string">
            <text:p>🤺 西洋劍 ㄒㄧㄧㄤˊㄕㄢ ㄐㄧㄢˋ </text:p>
          </table:table-cell>
        </table:table-row>
        <table:table-row table:style-name="ro1">
          <table:table-cell office:value-type="string" calcext:value-type="string">
            <text:p>🕵 偵探 ㄓㄣㄊㄢˋ </text:p>
          </table:table-cell>
          <table:table-cell office:value-type="string" calcext:value-type="string">
            <text:p>🏇 賽馬 ㄙㄞˋ ㄇㄚˇ </text:p>
          </table:table-cell>
        </table:table-row>
        <table:table-row table:style-name="ro1">
          <table:table-cell office:value-type="string" calcext:value-type="string">
            <text:p>💂 衛兵 ㄨㄟˋㄅㄧㄥ </text:p>
          </table:table-cell>
          <table:table-cell office:value-type="string" calcext:value-type="string">
            <text:p>⛷ 滑雪者 ㄏㄨㄚˊㄒㄩㄝˇ ㄓㄜˇ </text:p>
          </table:table-cell>
        </table:table-row>
        <table:table-row table:style-name="ro1">
          <table:table-cell office:value-type="string" calcext:value-type="string">
            <text:p>👷 建築工人 ㄐㄧㄢˋㄓㄨˋ ㄍㄨㄥㄖㄣˊ </text:p>
          </table:table-cell>
          <table:table-cell office:value-type="string" calcext:value-type="string">
            <text:p>🏂 滑雪板 ㄏㄨㄚˊㄒㄩㄝˇ ㄅㄢˇ </text:p>
          </table:table-cell>
        </table:table-row>
        <table:table-row table:style-name="ro1">
          <table:table-cell office:value-type="string" calcext:value-type="string">
            <text:p>🤴 王子 ㄨㄤˊㄗˇ </text:p>
          </table:table-cell>
          <table:table-cell office:value-type="string" calcext:value-type="string">
            <text:p>🏌 打高爾夫 ㄉㄚˇ ㄍㄠㄦˇㄈㄨㄑㄧㄨˊ </text:p>
          </table:table-cell>
        </table:table-row>
        <table:table-row table:style-name="ro1">
          <table:table-cell office:value-type="string" calcext:value-type="string">
            <text:p>👸 公主 ㄍㄨㄥㄓㄨˇ </text:p>
          </table:table-cell>
          <table:table-cell office:value-type="string" calcext:value-type="string">
            <text:p>🏄 衝浪 ㄔㄨㄥ ㄌㄤˋ </text:p>
          </table:table-cell>
        </table:table-row>
        <table:table-row table:style-name="ro1">
          <table:table-cell office:value-type="string" calcext:value-type="string">
            <text:p>👳 戴頭巾的人 ㄉㄞˋ ㄊㄡˊ ㄐㄧㄋ ㄉㄜ˙ ㄖㄣˊ </text:p>
          </table:table-cell>
          <table:table-cell office:value-type="string" calcext:value-type="string">
            <text:p>🚣 划艇 ㄏㄨㄚˊ ㄊㄧㄥˇ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num-format="" style:print-orientation="portrait" fo:margin-top="36pt" fo:margin-bottom="36pt" fo:margin-left="36pt" fo:margin-right="36pt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/00/0000</text:date>, <text:time style:data-style-name="N2" text:time-value="12:18:03.8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9:42:48.593000000</meta:creation-date>
    <dc:date>2018-09-16T12:19:41.567000000</dc:date>
    <meta:editing-duration>PT17M29S</meta:editing-duration>
    <meta:editing-cycles>8</meta:editing-cycles>
    <meta:generator>LibreOffice/5.4.7.2$Windows_X86_64 LibreOffice_project/c838ef25c16710f8838b1faec480ebba495259d0</meta:generator>
    <meta:document-statistic meta:table-count="1" meta:cell-count="100" meta:object-count="0"/>
  </office:meta>
</office:document-meta>
</file>